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760000002968701CA07B3C1689.png" manifest:media-type="image/png"/>
  <manifest:file-entry manifest:full-path="Pictures/100000010000002F00000006F3EBFA0F8BCC7CC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Predeterminado" style:font-family-generic="swiss" style:font-pitch="variable"/>
    <style:font-face style:name="DejaVu Sans" svg:font-family="'DejaVu Sans'" style:font-family-generic="swiss" style:font-pitch="variable"/>
    <style:font-face style:name="Leelawadee UI" svg:font-family="'Leelawadee UI'" style:font-family-generic="swiss" style:font-pitch="variable"/>
    <style:font-face style:name="OpenSymbol" svg:font-family="OpenSymbol"/>
    <style:font-face style:name="Proxima Nova" svg:font-family="'Proxima Nova', sans-serif"/>
    <style:font-face style:name="Proxima Nova1" svg:font-family="'Proxima Nova', sans-serif" style:font-family-generic="swiss"/>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automatic-styles>
    <style:style style:name="Table2" style:family="table">
      <style:table-properties style:width="14.434cm" fo:margin-left="2.595cm" table:align="left"/>
    </style:style>
    <style:style style:name="Table2.A" style:family="table-column">
      <style:table-column-properties style:column-width="4.595cm"/>
    </style:style>
    <style:style style:name="Table2.B" style:family="table-column">
      <style:table-column-properties style:column-width="9.839cm"/>
    </style:style>
    <style:style style:name="Table2.A1" style:family="table-cell">
      <style:table-cell-properties style:vertical-align="middle"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P1" style:family="paragraph" style:parent-style-name="Header">
      <style:text-properties fo:language="en" fo:country="US"/>
    </style:style>
    <style:style style:name="P2" style:family="paragraph" style:parent-style-name="Footer">
      <style:text-properties fo:language="en" fo:country="US"/>
    </style:style>
    <style:style style:name="P3"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P4" style:family="paragraph" style:parent-style-name="Text_20_body">
      <style:text-properties fo:language="en" fo:country="US"/>
    </style:style>
    <style:style style:name="P5" style:family="paragraph" style:parent-style-name="Text_20_body">
      <style:paragraph-properties fo:margin-left="0cm" fo:margin-right="0cm" fo:text-indent="0cm" style:auto-text-indent="false"/>
      <style:text-properties fo:language="en" fo:country="US" officeooo:rsid="00056c34" officeooo:paragraph-rsid="00056c34"/>
    </style:style>
    <style:style style:name="P6" style:family="paragraph" style:parent-style-name="Standard">
      <style:text-properties fo:language="en" fo:country="US"/>
    </style:style>
    <style:style style:name="P7" style:family="paragraph" style:parent-style-name="Text_20_body">
      <style:paragraph-properties fo:margin-left="0cm" fo:margin-right="0cm" fo:text-indent="0cm" style:auto-text-indent="false"/>
      <style:text-properties fo:language="en" fo:country="US"/>
    </style:style>
    <style:style style:name="P8" style:family="paragraph" style:parent-style-name="Text_20_body">
      <style:paragraph-properties fo:margin-left="1.251cm" fo:margin-right="0cm" fo:text-indent="0.199cm" style:auto-text-indent="false"/>
      <style:text-properties fo:language="en" fo:country="US"/>
    </style:style>
    <style:style style:name="P9" style:family="paragraph" style:parent-style-name="Titulo">
      <style:text-properties fo:language="en" fo:country="US"/>
    </style:style>
    <style:style style:name="P10" style:family="paragraph" style:parent-style-name="Standard">
      <style:paragraph-properties fo:text-align="end" style:justify-single-word="false"/>
      <style:text-properties fo:color="#eeeeee" loext:opacity="100%" style:font-name="Calibri1" fo:font-size="12pt" fo:language="en" fo:country="US" fo:font-weight="bold" style:font-size-asian="12pt" style:font-weight-asian="bold" style:font-size-complex="12pt" style:font-weight-complex="bold"/>
    </style:style>
    <style:style style:name="P11" style:family="paragraph" style:parent-style-name="Titulo">
      <style:text-properties fo:font-variant="normal" fo:text-transform="none" fo:language="en" fo:country="US"/>
    </style:style>
    <style:style style:name="P12"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1" fo:font-size="12pt" fo:font-style="normal" style:text-underline-style="none" fo:font-weight="normal" officeooo:paragraph-rsid="000ce258" style:text-blinking="false" fo:background-color="transparent" style:font-size-asian="12pt" style:font-size-complex="12pt"/>
    </style:style>
    <style:style style:name="P13"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1" fo:font-size="12pt" fo:font-style="normal" style:text-underline-style="none" fo:font-weight="normal" officeooo:paragraph-rsid="000ce258" style:text-blinking="false" fo:background-color="transparent" style:font-size-asian="12pt" style:font-size-complex="12pt"/>
    </style:style>
    <style:style style:name="P14" style:family="paragraph" style:parent-style-name="Text_20_body">
      <style:paragraph-properties fo:margin-top="0.101cm" fo:margin-bottom="0.101cm" style:contextual-spacing="false" fo:line-height="100%" fo:text-align="end" style:justify-single-word="false"/>
      <style:text-properties fo:font-variant="normal" fo:text-transform="none" fo:color="#000000" loext:opacity="100%" style:text-line-through-style="none" style:text-line-through-type="none" style:font-name="Calibri1" fo:font-size="12pt" fo:font-style="normal" style:text-underline-style="none" fo:font-weight="normal" officeooo:paragraph-rsid="000ce258" style:text-blinking="false" fo:background-color="transparent" style:font-size-asian="12pt" style:font-size-complex="12pt"/>
    </style:style>
    <style:style style:name="P15" style:family="paragraph" style:parent-style-name="Text_20_body">
      <style:paragraph-properties fo:margin-top="0.353cm" fo:margin-bottom="6.35cm" style:contextual-spacing="false" fo:line-height="120%" style:writing-mode="lr-tb"/>
      <style:text-properties fo:font-variant="normal" fo:text-transform="none" fo:color="#666666" loext:opacity="100%" style:text-line-through-style="none" style:text-line-through-type="none" style:text-underline-style="none" officeooo:paragraph-rsid="000ce258" style:text-blinking="false" fo:background-color="transparent" loext:padding="0cm" loext:border="none"/>
    </style:style>
    <style:style style:name="P16" style:family="paragraph" style:parent-style-name="Standard">
      <style:text-properties style:font-name="DejaVu Sans" fo:font-size="10pt" fo:language="en" fo:country="US" style:font-size-asian="10pt" style:font-size-complex="10pt"/>
    </style:style>
    <style:style style:name="P17" style:family="paragraph" style:parent-style-name="Standard">
      <style:paragraph-properties fo:margin-left="0.697cm" fo:margin-right="0.713cm" fo:text-align="justify" style:justify-single-word="false" fo:text-indent="0cm" style:auto-text-indent="false"/>
      <style:text-properties style:font-name="DejaVu Sans" fo:font-size="10pt" fo:language="en" fo:country="US" style:font-size-asian="10pt" style:font-size-complex="10pt"/>
    </style:style>
    <style:style style:name="P18" style:family="paragraph" style:parent-style-name="Standard">
      <style:paragraph-properties fo:margin-left="3.447cm" fo:margin-right="0cm" fo:text-align="justify" style:justify-single-word="false" fo:text-indent="-0.333cm" style:auto-text-indent="false">
        <style:tab-stops>
          <style:tab-stop style:position="1.942cm"/>
        </style:tab-stops>
      </style:paragraph-properties>
      <style:text-properties style:font-name="DejaVu Sans" fo:font-size="10pt" fo:language="en" fo:country="US" fo:font-weight="normal" style:font-size-asian="10pt" style:font-weight-asian="normal" style:font-size-complex="10pt" style:font-weight-complex="normal"/>
    </style:style>
    <style:style style:name="P19" style:family="paragraph" style:parent-style-name="Standard">
      <style:paragraph-properties fo:margin-left="2.549cm" fo:margin-right="0cm" fo:text-align="justify" style:justify-single-word="false" fo:text-indent="-1.88cm" style:auto-text-indent="false">
        <style:tab-stops>
          <style:tab-stop style:position="1.942cm"/>
        </style:tab-stops>
      </style:paragraph-properties>
      <style:text-properties style:font-name="DejaVu Sans" fo:font-size="10pt" fo:language="en" fo:country="US" fo:font-weight="normal" style:font-size-asian="10pt" style:font-weight-asian="normal" style:font-size-complex="10pt" style:font-weight-complex="normal"/>
    </style:style>
    <style:style style:name="P20" style:family="paragraph" style:parent-style-name="Standard">
      <style:paragraph-properties fo:margin-left="2.549cm" fo:margin-right="0cm" fo:text-align="justify" style:justify-single-word="false" fo:text-indent="-1.88cm" style:auto-text-indent="false">
        <style:tab-stops>
          <style:tab-stop style:position="1.942cm"/>
        </style:tab-stops>
      </style:paragraph-properties>
      <style:text-properties style:font-name="DejaVu Sans" fo:font-size="10pt" fo:language="en" fo:country="US" fo:font-weight="bold" style:font-size-asian="10pt" style:font-weight-asian="bold" style:font-size-complex="10pt" style:font-weight-complex="bold"/>
    </style:style>
    <style:style style:name="P21" style:family="paragraph" style:parent-style-name="Text_20_body">
      <style:text-properties fo:color="#336633" loext:opacity="100%" fo:font-size="14pt" fo:language="en" fo:country="US" style:font-size-asian="14pt" style:font-size-complex="14pt"/>
    </style:style>
    <style:style style:name="P22" style:family="paragraph" style:parent-style-name="Text_20_body">
      <style:text-properties style:font-name="Webdings" fo:font-size="14pt" fo:language="en" fo:country="US" style:font-name-asian="Webdings" style:font-size-asian="14pt" style:font-name-complex="Webdings" style:font-size-complex="14pt"/>
    </style:style>
    <style:style style:name="P23" style:family="paragraph" style:parent-style-name="Text_20_body">
      <style:paragraph-properties fo:margin-left="1.251cm" fo:margin-right="0cm" fo:text-indent="0.199cm" style:auto-text-indent="false"/>
      <style:text-properties style:font-name="Calibri" fo:language="en" fo:country="US"/>
    </style:style>
    <style:style style:name="P24" style:family="paragraph" style:parent-style-name="Standard">
      <style:paragraph-properties fo:margin-top="0.101cm" fo:margin-bottom="0.101cm" style:contextual-spacing="false" fo:line-height="100%" fo:text-align="end" style:justify-single-word="false"/>
      <style:text-properties style:font-name="Calibri1" fo:font-size="12pt" fo:language="en" fo:country="US" officeooo:paragraph-rsid="000ce258" style:font-size-asian="12pt" style:font-size-complex="12pt"/>
    </style:style>
    <style:style style:name="P25" style:family="paragraph" style:parent-style-name="Text_20_body">
      <style:paragraph-properties fo:margin-left="0cm" fo:margin-right="0cm" fo:text-align="start" style:justify-single-word="false" fo:text-indent="0cm" style:auto-text-indent="false"/>
      <style:text-properties fo:text-transform="uppercase" fo:color="#336633" loext:opacity="100%" style:font-name="Leelawadee UI" fo:font-size="24pt" fo:font-weight="bold" officeooo:paragraph-rsid="000ce258" style:font-size-asian="24pt" style:font-weight-asian="bold" style:font-size-complex="24pt" style:font-weight-complex="bold"/>
    </style:style>
    <style:style style:name="P26"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officeooo:paragraph-rsid="000ce258"/>
    </style:style>
    <style:style style:name="P27" style:family="paragraph" style:parent-style-name="Standard">
      <style:text-properties officeooo:paragraph-rsid="000ce258"/>
    </style:style>
    <style:style style:name="P28" style:family="paragraph" style:parent-style-name="Standard" style:master-page-name="First_20_Page">
      <style:paragraph-properties style:page-number="auto"/>
      <style:text-properties officeooo:paragraph-rsid="000ce258"/>
    </style:style>
    <style:style style:name="P29" style:family="paragraph" style:parent-style-name="Standard" style:master-page-name="Index">
      <style:paragraph-properties style:page-number="auto"/>
      <style:text-properties fo:language="en" fo:country="US"/>
    </style:style>
    <style:style style:name="P30" style:family="paragraph" style:parent-style-name="Standard" style:master-page-name="Standard">
      <style:paragraph-properties style:page-number="auto"/>
      <style:text-properties fo:language="en" fo:country="US"/>
    </style:style>
    <style:style style:name="P31" style:family="paragraph" style:parent-style-name="Heading_20_1">
      <style:text-properties fo:language="en" fo:country="US"/>
    </style:style>
    <style:style style:name="T1" style:family="text">
      <style:text-properties fo:color="#999966" loext:opacity="100%"/>
    </style:style>
    <style:style style:name="T2" style:family="text">
      <style:text-properties style:font-name="Apple SD Gothic Neo" fo:font-size="9pt" style:font-size-asian="9pt" style:font-size-complex="9pt"/>
    </style:style>
    <style:style style:name="T3" style:family="text">
      <style:text-properties style:font-name="Webdings" fo:font-size="14pt" style:font-name-asian="Webdings" style:font-size-asian="14pt" style:font-name-complex="Webdings" style:font-size-complex="14pt"/>
    </style:style>
    <style:style style:name="T4" style:family="text">
      <style:text-properties style:font-name="Webdings" fo:font-size="14pt" fo:font-weight="bold" style:font-name-asian="Webdings" style:font-size-asian="14pt" style:font-weight-asian="bold" style:font-name-complex="Webdings" style:font-size-complex="14pt" style:font-weight-complex="bold"/>
    </style:style>
    <style:style style:name="T5" style:family="text">
      <style:text-properties fo:font-weight="bold" style:font-weight-asian="bold" style:font-weight-complex="bold"/>
    </style:style>
    <style:style style:name="T6" style:family="text">
      <style:text-properties fo:font-variant="normal" fo:text-transform="none" fo:color="#1155cc" loext:opacity="100%" style:text-line-through-style="none" style:text-line-through-type="none" style:font-name="Calibri1"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7" style:family="text">
      <style:text-properties fo:font-variant="normal" fo:text-transform="none" fo:color="#669966" loext:opacity="100%" style:text-line-through-style="none" style:text-line-through-type="none" style:font-name="Proxima Nova" fo:font-style="normal" style:text-underline-style="none" fo:font-weight="normal" officeooo:rsid="00237c81" style:text-blinking="false" fo:background-color="transparent" loext:char-shading-value="0"/>
    </style:style>
    <style:style style:name="T8" style:family="text">
      <style:text-properties fo:font-variant="normal" fo:text-transform="none" fo:color="#669966" loext:opacity="100%" style:text-line-through-style="none" style:text-line-through-type="none" style:font-name="Proxima Nova" fo:font-style="normal" style:text-underline-style="none" fo:font-weight="normal" officeooo:rsid="001f3cbc" style:text-blinking="false" fo:background-color="transparent" loext:char-shading-value="0"/>
    </style:style>
    <style:style style:name="T9" style:family="text">
      <style:text-properties fo:font-variant="normal" fo:text-transform="none" fo:color="#669966" loext:opacity="100%" style:text-line-through-style="none" style:text-line-through-type="none" style:font-name="Proxima Nova" fo:font-style="normal" style:text-underline-style="none" fo:font-weight="normal" officeooo:rsid="000ce258" style:text-blinking="false" fo:background-color="transparent" loext:char-shading-value="0"/>
    </style:style>
    <style:style style:name="T10" style:family="text">
      <style:text-properties fo:font-variant="normal" fo:text-transform="none" fo:color="#404040" loext:opacity="100%" style:text-line-through-style="none" style:text-line-through-type="none" style:font-name="Proxima Nova" fo:font-size="48pt" fo:font-style="normal" style:text-underline-style="none" style:text-blinking="false" fo:background-color="transparent" loext:char-shading-value="0"/>
    </style:style>
    <style:style style:name="T11" style:family="text">
      <style:text-properties fo:font-variant="normal" fo:text-transform="none" fo:color="#404040" loext:opacity="100%" style:text-line-through-style="none" style:text-line-through-type="none" style:font-name="Proxima Nova" fo:font-size="36pt" fo:font-style="normal" style:text-underline-style="none" style:text-blinking="false" fo:background-color="transparent" loext:char-shading-value="0" style:font-size-asian="36pt" style:font-size-complex="36pt"/>
    </style:style>
    <style:style style:name="T12" style:family="text">
      <style:text-properties fo:font-variant="normal" fo:text-transform="none" fo:color="#404040" loext:opacity="100%" style:text-line-through-style="none" style:text-line-through-type="none" style:font-name="Proxima Nova" fo:font-size="36pt" fo:font-style="normal" style:text-underline-style="none" officeooo:rsid="000ce258" style:text-blinking="false" fo:background-color="transparent" loext:char-shading-value="0" style:font-size-asian="36pt" style:font-size-complex="36pt"/>
    </style:style>
    <style:style style:name="T13" style:family="text">
      <style:text-properties style:font-name="Calibri1" fo:font-size="12pt" style:font-size-asian="12pt" style:font-size-complex="12pt"/>
    </style:style>
    <style:style style:name="T14" style:family="text">
      <style:text-properties style:font-name="Calibri" fo:font-size="12pt" style:font-name-asian="Webdings" style:font-size-asian="12pt" style:font-name-complex="Webdings" style:font-size-complex="12pt"/>
    </style:style>
    <style:style style:name="T15" style:family="text">
      <style:text-properties style:font-name="Calibri" fo:font-size="12pt" style:font-size-asian="12pt" style:font-size-complex="12pt"/>
    </style:style>
    <style:style style:name="T16" style:family="text">
      <style:text-properties officeooo:rsid="00056c34"/>
    </style:style>
    <style:style style:name="T17" style:family="text">
      <style:text-properties officeooo:rsid="00060ebf"/>
    </style:style>
    <style:style style:name="T18" style:family="text">
      <style:text-properties officeooo:rsid="000a60a1"/>
    </style:style>
    <style:style style:name="T19" style:family="text">
      <style:text-properties fo:color="#000000" loext:opacity="100%" style:text-line-through-style="none" style:text-line-through-type="none" style:font-name="Proxima Nova1" fo:font-size="36pt" fo:font-style="normal" style:text-underline-style="none" style:text-blinking="false" fo:background-color="transparent" loext:char-shading-value="0" style:font-size-asian="36pt" style:font-size-complex="36pt"/>
    </style:style>
    <style:style style:name="T20" style:family="text">
      <style:text-properties fo:color="#1155cc" loext:opacity="100%" style:text-underline-style="solid" style:text-underline-width="auto" style:text-underline-color="font-color"/>
    </style:style>
    <style:style style:name="T21" style:family="text">
      <style:text-properties officeooo:rsid="002332ea"/>
    </style:style>
    <style:style style:name="T22" style:family="text">
      <style:text-properties officeooo:rsid="001f1a79"/>
    </style:style>
    <style:style style:name="T23" style:family="text">
      <style:text-properties officeooo:rsid="000daea0"/>
    </style:style>
    <style:style style:name="fr1"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2"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mputer Systems" text:name="Modulo"/>
        <text:user-field-decl office:value-type="string" office:string-value="3" text:name="NumeroTema"/>
        <text:user-field-decl office:value-type="string" office:string-value="Hardware Components" text:name="Tema"/>
      </text:user-field-decls>
      <draw:frame draw:style-name="fr1" draw:name="Marco1" text:anchor-type="page" text:anchor-page-number="1" svg:x="1.984cm" svg:y="14.958cm" svg:width="17.009cm" draw:z-index="0">
        <draw:text-box fo:min-height="2.224cm">
          <text:p text:style-name="P10"/>
          <text:p text:style-name="P10"><text:user-field-get text:name="Modulo">Computer Systems</text:user-field-get></text:p>
          <text:p text:style-name="P10">CFGS DAW</text:p>
        </draw:text-box>
      </draw:frame>
      <text:p text:style-name="P28"/>
      <text:p text:style-name="P27"/>
      <text:p text:style-name="P27"/>
      <text:p text:style-name="P27"/>
      <text:p text:style-name="P25"><text:span text:style-name="T7">Computer Systems – </text:span><text:span text:style-name="T8">Activities </text:span><text:span text:style-name="T9">2</text:span><text:span text:style-name="T10"><text:line-break/></text:span><text:span text:style-name="T11">UD 0</text:span><text:span text:style-name="T12">3</text:span><text:span text:style-name="T11">. </text:span><text:span text:style-name="T19"><text:user-field-get text:name="Tema">Hardware Components</text:user-field-get></text:span></text:p>
      <text:p text:style-name="P15"><draw:frame draw:style-name="fr3" draw:name="Imagen6" text:anchor-type="as-char" svg:width="1.244cm" svg:height="0.159cm" draw:z-index="2"><draw:image xlink:href="Pictures/100000010000002F00000006F3EBFA0F8BCC7CC5.png" xlink:type="simple" xlink:show="embed" xlink:actuate="onLoad" draw:mime-type="image/png"/></draw:frame></text:p>
      <text:p text:style-name="P27"/>
      <text:p text:style-name="P27"/>
      <text:p text:style-name="P27"/>
      <text:p text:style-name="P27"/>
      <text:p text:style-name="P27"/>
      <text:p text:style-name="P13"><text:s/>Sergio García / Alfredo Oltra</text:p>
      <text:p text:style-name="P12"><text:a xlink:type="simple" xlink:href="mailto:alfredo.oltra@ceedcv.es" text:style-name="Internet_20_link" text:visited-style-name="Visited_20_Internet_20_Link">sergio</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garcia</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ceedcv.e</text:a><text:a xlink:type="simple" xlink:href="mailto:alfredo.oltra@ceedcv.es" text:style-name="Internet_20_link" text:visited-style-name="Visited_20_Internet_20_Link"><text:span text:style-name="T20">s</text:span></text:a></text:p>
      <text:p text:style-name="P26"><text:a xlink:type="simple" xlink:href="mailto:alfredo.oltra@ceedcv.es" text:style-name="Internet_20_link" text:visited-style-name="Visited_20_Internet_20_Link"><text:span text:style-name="T13">alfredo.oltra</text:span></text:a><text:a xlink:type="simple" xlink:href="mailto:alfredo.oltra@ceedcv.es" text:style-name="Internet_20_link" text:visited-style-name="Visited_20_Internet_20_Link"><text:span text:style-name="T13">@</text:span></text:a><text:a xlink:type="simple" xlink:href="mailto:alfredo.oltra@ceedcv.es" text:style-name="Internet_20_link" text:visited-style-name="Visited_20_Internet_20_Link"><text:span text:style-name="T13">ceedcv.e</text:span></text:a><text:a xlink:type="simple" xlink:href="mailto:alfredo.oltra@ceedcv.es" text:style-name="Internet_20_link" text:visited-style-name="Visited_20_Internet_20_Link"><text:span text:style-name="T6">s</text:span></text:a></text:p>
      <text:p text:style-name="P14">20<text:span text:style-name="T21">22</text:span>/20<text:span text:style-name="T22">2</text:span><text:span text:style-name="T21">3</text:span></text:p>
      <text:p text:style-name="P24"><text:tab/><text:tab/><text:tab/><text:tab/><text:tab/><text:tab/><text:tab/><text:tab/><text:tab/><text:tab/>Versión:<text:date style:data-style-name="N105" text:date-value="2022-06-02T18:08:29.937268146">220602</text:date>.<text:time style:data-style-name="N104" text:time-value="2022-06-02T18:08:29.937418391">1806</text:time></text:p>
      <text:p text:style-name="P6"/>
      <text:p text:style-name="P29"/>
      <text:p text:style-name="P21">Licencia</text:p>
      <text:p text:style-name="P6"/>
      <text:p text:style-name="P17"><draw:frame draw:style-name="fr2" draw:name="gráficos3" text:anchor-type="paragraph" svg:x="0.741cm" svg:y="0cm" svg:width="2cm" svg:height="0.7cm" draw:z-index="1"><draw:image xlink:href="Pictures/10000000000000760000002968701CA07B3C1689.png" xlink:type="simple" xlink:show="embed" xlink:actuate="onLoad" draw:mime-type="image/png"/></draw:frame><text:span text:style-name="T5">Reconocimiento – NoComercial – CompartirIgual (by-nc-sa)</text:span>: No se permite un uso comercial de la obra original ni de las posibles obras derivadas, la distribución de las cuales se debe hacer con una licencia igual a la que regula la obra original.</text:p>
      <text:p text:style-name="P16"/>
      <text:p text:style-name="P16"><text:s/></text:p>
      <text:p text:style-name="P21">Nomenclatura</text:p>
      <text:p text:style-name="P4"/>
      <text:p text:style-name="P4">A lo largo de este tema se utilizarán distintos símbolos para distinguir elementos importantes dentro del contenido. Estos símbolos son:</text:p>
      <text:p text:style-name="P4"/>
      <text:p text:style-name="P7"><text:span text:style-name="T3"> </text:span>Actividad opcional. Normalmente hace referencia a un contenido que se ha comentado en la documentación <text:s/>por encima o <text:s/>que no se ha hecho, pero es interesante que le alumno investigue y practique. Son tipos de actividades que no entran para examen</text:p>
      <text:p text:style-name="P4"/>
      <text:p text:style-name="P7"><text:span text:style-name="T3"> </text:span>Atención. Hace referencia a un tipo de actividad donde los alumnos suelen cometer equivocaciones. </text:p>
      <text:p text:style-name="P7"/>
      <text:p text:style-name="P7"/>
      <text:h text:style-name="P31" text:outline-level="1" text:is-list-header="true"/>
      <text:p text:style-name="P6"/>
      <text:p text:style-name="P6"/>
      <text:p text:style-name="P6"/>
      <text:p text:style-name="P30"/>
      <text:p text:style-name="P9">UD0<text:user-field-get text:name="NumeroTema">3</text:user-field-get>. <text:user-field-get text:name="Tema">Hardware Components</text:user-field-get></text:p>
      <text:p text:style-name="P11">External components. Activities</text:p>
      <text:p text:style-name="P9"/>
      <text:p text:style-name="P4">(1) Make a study (physical characteristics and configuration) of your disk(s) drive(s). Lean on photos (the device itself, the configuration of the BIOS, etc.). <text:span text:style-name="T16">Share that information in forum.</text:span></text:p>
      <text:p text:style-name="P4"/>
      <text:p text:style-name="P4">(2) <text:span text:style-name="T3"> </text:span>A hard drive transfers data at 1.6 Mb/s. If the rotation speed is 5400rpm, how many bytes does it transfer per revolution?</text:p>
      <text:p text:style-name="P7"/>
      <text:p text:style-name="P4">(3) <text:span text:style-name="T3"> </text:span>When the manufacturer indicates the hard disk specifications, <text:span text:style-name="T23">it</text:span> is usually used the CHS terminology, where C is the number of Cylinders, H the number of Heads and S the number of Sectors. Knowing this, can you calculate the capacity in GB of a hard disk with: C = 200 H = 64 S = 40. What if the hard drive indicates that it has 976773169 LBA sectors?</text:p>
      <text:p text:style-name="P4"/>
      <text:p text:style-name="P4">(4) <text:span text:style-name="T3"> </text:span>The next table shows part of the technical specifications of a MoBo. Given the specifications, answer the following questions:</text:p>
      <text:p text:style-name="P8">- How many hard drives can connect?</text:p>
      <text:p text:style-name="P8">- How many SATA drives can connect?</text:p>
      <text:p text:style-name="P8">- Can we connect a floppy drive? And two?</text:p>
      <text:p text:style-name="P23">- In total, how many internal hard drives can be connected on the plate base? <text:span text:style-name="T17">How </text:span>many optical storage devices can be connected?</text:p>
      <text:p text:style-name="P18"/>
      <text:p text:style-name="P19"/>
      <table:table table:name="Table2" table:style-name="Table2">
        <table:table-column table:style-name="Table2.A"/>
        <table:table-column table:style-name="Table2.B"/>
        <table:table-row table:style-name="TableLine94297860848272">
          <table:table-cell table:style-name="Table2.A1" office:value-type="string">
            <text:p text:style-name="P19">Storage Interface</text:p>
          </table:table-cell>
          <table:table-cell table:style-name="Table2.B1" office:value-type="string">
            <text:p text:style-name="P19">South Bridge </text:p>
            <text:p text:style-name="P19">- 1 x IDE connector supporting ATA- 133/100/66/33 and up to 2 IDE devices </text:p>
            <text:p text:style-name="P19">- 6 x SATA 3 Gb/s connectors supporting up to 6 SATA 3Gb/s devices </text:p>
            <text:p text:style-name="P19">- Support for SATA RAID 0, RAID 1 and RAID 10</text:p>
            <text:p text:style-name="P19"/>
            <text:p text:style-name="P19">ITE IT8720 chip </text:p>
            <text:p text:style-name="P19">- 1 x floppy disk drive connector supporting up to 1 floppy disk drive</text:p>
          </table:table-cell>
        </table:table-row>
      </table:table>
      <text:p text:style-name="P20"/>
      <text:p text:style-name="P4"/>
      <text:p text:style-name="P4"/>
      <text:p text:style-name="P4"/>
      <text:p text:style-name="P4"/>
      <text:p text:style-name="P4"/>
      <text:p text:style-name="P4"><text:soft-page-break/>(5) <text:span text:style-name="T3"> </text:span><text:span text:style-name="T15">What is DMA? What sense </text:span>is there in hard drives? <text:span text:style-name="T16">Discuss it in forum.</text:span></text:p>
      <text:p text:style-name="P4"/>
      <text:p text:style-name="P4">(6) What is the USB HOST mode? Give me an example of use</text:p>
      <text:p text:style-name="P4"/>
      <text:p text:style-name="P4">(7) There are two widely used peripherals, and we have not said anything: the mouse and keyboard. Make a small work indicating what types of keyboards and mice can be found in stores with their advantages and disadvantages (remember that price is a feature). Do you know if there are new technologies concerning these two peripheral?</text:p>
      <text:p text:style-name="P7"/>
      <text:p text:style-name="P4">(8) <text:span text:style-name="T3"> </text:span><text:span text:style-name="T14">A TFT monitor whose native resolution is 1440 x 1280. How many transistors will?</text:span></text:p>
      <text:p text:style-name="P22"/>
      <text:p text:style-name="P4">(<text:span text:style-name="T17">9</text:span>) <text:span text:style-name="T3"> </text:span>If your computer have 2MB of video memory which is the maximum resolution supported if you work with 256 colors? What if you work with 16.7 million colors?</text:p>
      <text:p text:style-name="P7"/>
      <text:p text:style-name="P4">(1<text:span text:style-name="T17">0</text:span>) <text:span text:style-name="T4"></text:span> In the notes we study the SATA data connector, but there are variations for it. Make a report on 3 of them showing images, cables, <text:span text:style-name="T23">etc</text:span>.</text:p>
      <text:p text:style-name="P4"/>
      <text:p text:style-name="P4">(1<text:span text:style-name="T17">1</text:span>) <text:span text:style-name="T4"></text:span><text:bookmark text:name="result_box"/>We have already commented that the SSD suffer a considerable drop in performance when they are full. What is “write amplification”? What does the TRIM about it?</text:p>
      <text:p text:style-name="P4"/>
      <text:p text:style-name="P4">(1<text:span text:style-name="T17">2</text:span>) <text:span text:style-name="T4"></text:span>The world of 3D graphics cards is very huge and understanding the current 3D hardware it complicated. Yet, it is interesting to know the meaning of certain concepts. Look up the meaning of the following concepts: pipelines, blending, <text:span text:style-name="T18">anti-aliasing</text:span>, shading, pov-ray, anisotropic filtering, z-buffer, clipping, render.</text:p>
      <text:p text:style-name="P5">Discuss them in forum.</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Predeterminado" style:font-family-generic="swiss" style:font-pitch="variable"/>
    <style:font-face style:name="DejaVu Sans" svg:font-family="'DejaVu Sans'" style:font-family-generic="swiss" style:font-pitch="variable"/>
    <style:font-face style:name="Leelawadee UI" svg:font-family="'Leelawadee UI'" style:font-family-generic="swiss" style:font-pitch="variable"/>
    <style:font-face style:name="OpenSymbol" svg:font-family="OpenSymbol"/>
    <style:font-face style:name="Proxima Nova" svg:font-family="'Proxima Nova', sans-serif"/>
    <style:font-face style:name="Proxima Nova1" svg:font-family="'Proxima Nova', sans-serif" style:font-family-generic="swiss"/>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fo:text-transform="uppercase"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style:contextual-spacing="false" fo:text-align="justify" style:justify-single-word="false" fo:text-indent="0.199cm" style:auto-text-indent="false" style:page-number="auto" fo:background-color="transparent" style:shadow="none"/>
      <style:text-properties style:font-name="Calibri2"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style:contextual-spacing="false" fo:text-indent="0cm" style:auto-text-indent="false" style:page-number="auto" fo:background-color="transparent" style:shadow="none"/>
      <style:text-properties fo:text-transform="uppercase" fo:color="#669966" loext:opacity="100%" style:font-name="Calibri2"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1"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1"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style: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loext:opacity="100%"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style:contextual-spacing="false"/>
      <style:text-properties fo:font-variant="normal" fo:text-transform="none" fo:color="#669966" loext:opacity="100%" fo:font-size="11pt" fo:font-weight="normal"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1"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style: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1"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style: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1"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 fo:font-family="Verdana" style:font-style-name="Cursiva" style:font-family-generic="swiss" style:font-pitch="variable" fo:font-size="10pt" fo:font-style="italic"/>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5">
      <number:year/>
      <number:month number:style="long"/>
      <number:day number:style="long"/>
    </number:date-style>
    <number:time-style style:name="N104">
      <number:hours number:style="long"/>
      <number:minutes number:style="long"/>
    </number:time-style>
    <number:date-style style:name="N10122" number:language="en" number:country="US">
      <number:year/>
      <number:month number:style="long"/>
      <number:day number:style="long"/>
    </number:date-style>
    <number:time-style style:name="N10121" number:language="en" number:country="US">
      <number:hours number:style="long"/>
      <number:minutes number:style="long"/>
    </number:time-style>
    <number:date-style style:name="N20112" number:language="en" number:country="GB">
      <number:year/>
      <number:month number:style="long"/>
      <number:day number:style="long"/>
    </number:date-style>
    <number:time-style style:name="N20111" number:language="en" number:country="GB">
      <number:hours number:style="long"/>
      <number:minutes number:style="long"/>
    </number:time-style>
  </office:styles>
  <office:automatic-styles>
    <style:style style:name="MP1" style:family="paragraph" style:parent-style-name="Header">
      <style:text-properties fo:language="en" fo:country="US"/>
    </style:style>
    <style:style style:name="MP2" style:family="paragraph" style:parent-style-name="Footer">
      <style:text-properties fo:language="en" fo:country="US"/>
    </style:style>
    <style:style style:name="MP3"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MT1" style:family="text">
      <style:text-properties fo:color="#999966" loext:opacity="100%"/>
    </style:style>
    <style:style style:name="MT2"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Computer Systems" text:name="Modulo"/>
          <text:user-field-decl office:value-type="string" office:string-value="3" text:name="NumeroTema"/>
          <text:user-field-decl office:value-type="string" office:string-value="Hardware Components" text:name="Tema"/>
        </text:user-field-decls>
        <text:p text:style-name="MP1"><text:span text:style-name="MT1"><text:user-field-get text:name="Modulo">Computer Systems</text:user-field-get></text:span><text:span text:style-name="MT1"><text:s/><text:tab/><text:tab/>UD0</text:span><text:span text:style-name="MT1"><text:user-field-get text:name="NumeroTema">3</text:user-field-get></text:span><text:span text:style-name="MT1">. </text:span><text:span text:style-name="MT1"><text:user-field-get text:name="Tema">Hardware Components</text:user-field-get></text:span></text:p>
      </style:header>
      <style:footer>
        <text:user-field-decls>
          <text:user-field-decl office:value-type="string" office:string-value="3" text:name="NumeroTema"/>
        </text:user-field-decls>
        <text:p text:style-name="MP2"><text:span text:style-name="MT1">CGFS. Desarrollo de </text:span>Aplicaciones<text:span text:style-name="MT1"> WEB<text:tab/><text:tab/></text:span><text:span text:style-name="MT1"><text:user-field-get text:name="NumeroTema">3</text:user-field-get></text:span><text:span text:style-name="MT1">.</text:span><text:span text:style-name="MT1"><text:page-number text:select-page="current">4</text:page-number></text:span></text:p>
      </style:footer>
    </style:master-page>
    <style:master-page style:name="Landscape" style:page-layout-name="Mpm2" draw:style-name="Mdp1">
      <style:header>
        <text:p text:style-name="MP1"/>
      </style:header>
      <style:footer>
        <text:p text:style-name="MP3"><text:span text:style-name="MT2">CGFS. Desarrollo de Aplicaciones WEB<text:tab/><text:tab/>1.</text:span><text:span text:style-name="MT2"><text:page-number text:select-page="current">0</text:page-number></text:span></text:p>
      </style:footer>
    </style:master-page>
    <style:master-page style:name="First_20_Page" style:display-name="First Page" style:page-layout-name="Mpm3" draw:style-name="Mdp1" style:next-style-name="Standard"/>
    <style:master-page style:name="Index" style:page-layout-name="Mpm3" draw:style-name="Mdp1"/>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HTML" style:page-layout-name="Mpm7" draw:style-name="Mdp1"/>
    <style:master-page style:name="Footnote" style:page-layout-name="Mpm8" draw:style-name="Mdp1"/>
    <style:master-page style:name="Endnot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9-12T00:24:44</meta:creation-date>
    <meta:editing-duration>PT6H29M40S</meta:editing-duration>
    <meta:editing-cycles>30</meta:editing-cycles>
    <meta:generator>LibreOffice/7.3.3.2$Linux_X86_64 LibreOffice_project/30$Build-2</meta:generator>
    <meta:initial-creator>Alfredo Oltra Orengo</meta:initial-creator>
    <dc:date>2022-06-02T18:08:29.759335811</dc:date>
    <meta:document-statistic meta:table-count="1" meta:image-count="2" meta:object-count="0" meta:page-count="4" meta:paragraph-count="45" meta:word-count="652" meta:character-count="3843" meta:non-whitespace-character-count="3210"/>
  </office:meta>
</office:document-meta>
</file>